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Specifications Technique :</text:span></text:p>
      <text:p text:style-name="P1"><text:span text:style-name="T1">Java : 8</text:span></text:p>
      <text:p text:style-name="P1"><text:span text:style-name="T1">Spring : 5.3.9</text:span></text:p>
      <text:p text:style-name="P1"><text:span text:style-name="T1">asserj : 3.24.2</text:span></text:p>
      <text:p text:style-name="P1"><text:span text:style-name="T1">SpringBoot: 2.5.4</text:span></text:p>
      <text:p text:style-name="P1"><text:span text:style-name="T1">springboot , web , (starter)security , test , devtool , thymeleaf : 2.6.0</text:span></text:p>
      <text:p text:style-name="P1"><text:span text:style-name="T1">spring security : 3.0.4</text:span></text:p>
      <text:p text:style-name="P1"><text:span text:style-name="T1">Mockito : 3.1.0</text:span></text:p>
      <text:p text:style-name="P1"><text:span text:style-name="T1">MariaDB : 2.7.4</text:span></text:p>
      <text:p text:style-name="P1"><text:span text:style-name="T1">Lombok : 1.18.20</text:span></text:p>
      <text:p text:style-name="P1"><text:span text:style-name="T1">Junit : 5.7.2</text:span></text:p>
      <text:p text:style-name="P1"><text:span text:style-name="T1">Maven :3.8.8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